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6pt" fo:language="en" fo:country="US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<text:span text:style-name="T1">Colores HTML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text:style-name="P2"><text:span text:style-name="T2">Bienveni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<text:span text:style-name="T1">Nombres de colores</text:span>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<text:span text:style-name="T1">Color de fondo</text:span>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 text:style-name="P1"><text:span text:style-name="T1">Color de texto</text:span>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 text:style-name="P1"><text:span text:style-name="T1">Color del borde</text:span>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 text:style-name="P1"><text:span text:style-name="T1">Valores de color</text:span>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3">Carlos Altman</text:span><text:span text:style-name="T3"><text:line-break/></text:span><text:span text:style-name="T3">@codefuncod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15:10:47.921183237</meta:creation-date>
    <meta:editing-duration>PT3M28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6T16:00:38.477242059</dc:date>
    <meta:document-statistic meta:object-count="85"/>
  </office:meta>
</office:document-meta>
</file>